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YamlProperties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YamlPropertiesFactoryBean.getObj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YamlPropertiesFactoryBean.create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YamlPropertiesFactoryBean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YamlProperties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YamlPropertiesFactoryBean.setSingleton( boolean singlet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